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81cm"/>
    </style:style>
    <style:style style:name="gr3" style:family="graphic" style:parent-style-name="standard">
      <style:graphic-properties draw:stroke="none" svg:stroke-color="#000000" draw:fill="none" draw:fill-color="#ffffff" fo:min-height="2.54cm"/>
    </style:style>
    <style:style style:name="gr4" style:family="graphic" style:parent-style-name="standard">
      <style:graphic-properties draw:stroke="none" svg:stroke-color="#000000" draw:fill="none" draw:fill-color="#ffffff" fo:min-height="9.525cm"/>
    </style:style>
    <style:style style:name="gr5" style:family="graphic" style:parent-style-name="standard">
      <style:graphic-properties draw:stroke="none" svg:stroke-color="#000000" draw:fill="none" draw:fill-color="#ffffff" fo:min-height="10.1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family="'Times New Roman'" style:font-family-generic="roman" style:font-pitch="variable" fo:font-size="13pt" style:text-underline-style="none" style:font-size-asian="13pt" style:font-size-complex="13pt"/>
    </style:style>
    <style:style style:name="T4" style:family="text">
      <style:text-properties fo:font-family="'Times New Roman'" style:font-family-generic="roman" style:font-pitch="variable"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family="'Times New Roman'" style:font-family-generic="roman" style:font-pitch="variable" fo:font-size="13pt" style:text-underline-style="none" style:font-size-asian="13pt" style:font-size-complex="13pt"/>
    </style:style>
    <style:style style:name="T6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7" style:family="text">
      <style:text-properties fo:font-family="'Times New Roman'" style:font-family-generic="roman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2.905cm" svg:y="1.7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55cm" svg:y="1.7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5.605cm" svg:y="1.78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2.905cm" svg:y="8.7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9.255cm" svg:y="8.7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5.605cm" svg:y="8.7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08cm" svg:height="4.06cm" svg:x="1.635cm" svg:y="3.925cm">
          <draw:text-box>
            <text:p><text:span text:style-name="T1">Kill all switch:</text:span></text:p>
            <text:p><text:span text:style-name="T1">In the down position it disconnects the battery, charging system, motor and valves.</text:span></text:p>
            <text:p><text:span text:style-name="T2">Standard Operation Setting:</text:span><text:span text:style-name="T3"> <text:s text:c="2"/></text:span><text:span text:style-name="T2">Up</text:span></text:p>
          </draw:text-box>
        </draw:frame>
        <draw:frame draw:style-name="gr3" draw:text-style-name="P2" draw:layer="layout" svg:width="5.08cm" svg:height="3.779cm" svg:x="7.985cm" svg:y="3.925cm">
          <draw:text-box>
            <text:p><text:span text:style-name="T1">Manual On:</text:span></text:p>
            <text:p><text:span text:style-name="T1">In the up position it either turns on the motor to pump from the barrel or opens the valve.</text:span></text:p>
            <text:p><text:span text:style-name="T4">Standard Operation Setting:</text:span><text:span text:style-name="T5"> <text:s text:c="2"/></text:span><text:span text:style-name="T4">Neutral</text:span></text:p>
          </draw:text-box>
        </draw:frame>
        <draw:frame draw:style-name="gr3" draw:text-style-name="P2" draw:layer="layout" svg:width="5.08cm" svg:height="3.779cm" svg:x="14.335cm" svg:y="3.925cm">
          <draw:text-box>
            <text:p><text:span text:style-name="T1">Charge Source:</text:span></text:p>
            <text:p><text:span text:style-name="T1">Putting the switch down uses the solar charger, putting the switch up uses the AC charger.*</text:span></text:p>
            <text:p><text:span text:style-name="T4">Standard Operation Setting:</text:span><text:span text:style-name="T5"> <text:s text:c="2"/></text:span><text:span text:style-name="T4">Down</text:span></text:p>
          </draw:text-box>
        </draw:frame>
        <draw:frame draw:style-name="gr3" draw:text-style-name="P2" draw:layer="layout" svg:width="5.08cm" svg:height="6.299cm" svg:x="1.635cm" svg:y="11.06cm">
          <draw:text-box>
            <text:p><text:span text:style-name="T1">Automatic/Manual Mode Select:</text:span></text:p>
            <text:p><text:span text:style-name="T1">In the down position it allows the user to manually select the source of water(via switch 5). In the up mode, the the source will be selected automatically.</text:span></text:p>
            <text:p><text:span text:style-name="T4">Standard Operation Setting:</text:span><text:span text:style-name="T5"> <text:s text:c="2"/></text:span><text:span text:style-name="T4">Up</text:span></text:p>
          </draw:text-box>
        </draw:frame>
        <draw:frame draw:style-name="gr3" draw:text-style-name="P2" draw:layer="layout" svg:width="5.08cm" svg:height="6.299cm" svg:x="7.985cm" svg:y="11.06cm">
          <draw:text-box>
            <text:p><text:span text:style-name="T1">Manual Source Select:</text:span></text:p>
            <text:p><text:span text:style-name="T1">In the up position the unit will <text:s/>use barrel water, in the down position the unit will use city water. When not using the manual mode this switch should be in the neutral (middle) position.</text:span></text:p>
            <text:p><text:span text:style-name="T4">Standard Operation Setting:</text:span><text:span text:style-name="T5"> <text:s text:c="2"/></text:span><text:span text:style-name="T4">Neutral</text:span></text:p>
          </draw:text-box>
        </draw:frame>
        <draw:frame draw:style-name="gr3" draw:text-style-name="P2" draw:layer="layout" svg:width="3.81cm" svg:height="2.79cm" svg:x="15.605cm" svg:y="11.06cm">
          <draw:text-box>
            <text:p><text:span text:style-name="T1"><text:s text:c="2"/></text:span><text:span text:style-name="T1">Blank</text:span></text:p>
            <text:p><text:span text:style-name="T1"/></text:p>
          </draw:text-box>
        </draw:frame>
        <draw:frame draw:style-name="gr4" draw:text-style-name="P3" draw:layer="layout" svg:width="17.78cm" svg:height="9.775cm" svg:x="1.635cm" svg:y="16.24cm">
          <draw:text-box>
            <text:p/>
          </draw:text-box>
        </draw:frame>
        <draw:frame draw:style-name="gr5" draw:text-style-name="P4" draw:layer="layout" svg:width="17.78cm" svg:height="10.41cm" svg:x="1.635cm" svg:y="16.24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7">Quick Start Guide:</text:span></text:p>
            <text:p><text:span text:style-name="T6"/></text:p>
            <text:p><text:span text:style-name="T6">Leave switch 1 in the up position, switch 2 in the neutral position, and switch 3 in the down position. <text:s/>To manually run the unit put switch 2 in the up position.** To select the water source manually, put switch 4 in the down position and use switch 5 to switch between city water (up) and barrel water (down).</text:span></text:p>
            <text:p><text:span text:style-name="T6"/></text:p>
            <text:p><text:span text:style-name="T8">* <text:s text:c="2"/>If an AC charger has been installed.</text:span></text:p>
            <text:p><text:span text:style-name="T8">** With timer installed, using the manual button on the timer rather than switch 2 is recommend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Myers</meta:initial-creator>
    <meta:creation-date>2010-01-10T11:15:37</meta:creation-date>
    <dc:date>2010-03-25T21:38:56</dc:date>
    <dc:creator>Daniel Myers</dc:creator>
    <meta:editing-duration>PT00H45M28S</meta:editing-duration>
    <meta:editing-cycles>9</meta:editing-cycles>
    <meta:generator>OpenOffice.org/3.1$Unix OpenOffice.org_project/310m19$Build-9420</meta:generator>
    <meta:document-statistic meta:object-count="14"/>
  </office:meta>
</office:document-meta>
</file>